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fo:font-size="16pt" style:font-size-asian="16pt" style:font-size-complex="16pt"/>
    </style:style>
    <style:style style:name="T1" style:family="text">
      <style:text-properties fo:color="#ffffff" fo:font-size="16pt" style:font-size-asian="16pt" style:font-size-complex="16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ntis Character Sheet</text:p>
      <text:p text:style-name="P1">NAME- Mantis <text:line-break/>AGE- 14<text:line-break/>PLACE OF BIRTH- The peoples canton<text:line-break/>CURRENT LOCATION- ag slug 205<text:line-break/>NATIONALITY Cantonese (New long Bau)</text:p>
      <text:p text:style-name="Standard"><text:span text:style-name="T1">EDUCATION- Captain Training<text:line-break/>OCCUPATION- Captain in training<text:line-break/>INCOME- The mantis would have had a dozen little side investments and interest manifest here, a couple schemes there. <text:line-break/>HEIGHT- squat little 4'<text:line-break/>EYE COLOR- blue/ black which is rare. </text:span><text:soft-page-break/><draw:frame draw:style-name="fr1" draw:name="graphics1" text:anchor-type="as-char" svg:width="9.3752in" svg:height="7.3437in" draw:z-index="0"><draw:image xlink:href="https://www.thetech.org/sites/default/files/waardenburg_syndrome_type_1.png" xlink:type="simple" xlink:show="embed" xlink:actuate="onLoad"/></draw:frame> <text:span text:style-name="T1"><text:line-break/>HAIR COLOR- dark black <text:line-break/>BUILD- slight, bent and struggle-ing. <text:s/>He has a few muscles that are really knotted and big- he would have been a wire-y fighter type but something happened. He wears some braces and wiggles around.<text:line-break/>DISTINGUISHING FEATURES- bent cerebral palsey arms, intense dark black blue eyes. Ears bent out, almost flatly elfish with now mescevious pointed tips. And a broad strip of brow that connected in the center with fine </text:span><text:soft-page-break/><text:span text:style-name="T1">hairs- his odd shaped head was shaved and the stubble was not more than two days old. The marks of his disability clearly displayed on his wracked frame, his <text:line-break/><text:line-break/><text:line-break/>PREFERED OUTFIT- He dresses like Joaquin, but has a couple little cheats, zippers in strategic places, and tear aways- that help him dress and do things on his own. He won't let anyone else do things for him but he will let Silk. <text:line-break/>GLASSES- none, has great vision. <text:line-break/>ACCESSORIES- always papers, contracts, forgers kits, the consumate trader, always hustling- also has his stand up braces and the arm canes and such. <text:line-break/>GROOMING (dishelved, smart put together, untidy but clean, other explain)- clean as can be but it costs him a lot. His shaved head makes for lots of nicks and such. He has somethings he cannot do himself. <text:line-break/><text:line-break/>DISTINGUISHING TICS AND MANNERISMS- He has that mumble mouth thing that most CP people do. <text:line-break/>HEALTH DO THE SUFFER FROM ILLNESS?- Cerebral Palsey<text:line-break/>HANDWRITING- He hates to hand write things. Types or speak to type, has a couple addaptive devices.<text:line-break/>GAIT(Confident, powerful strides Lazy stroll Fast, walks at a clip Distracted, eyes on the ground Other? If so, explain: )</text:span></text:p>
      <text:p text:style-name="Standard"><text:span text:style-name="T1">Struggles with walking. Has the cripple walk. <text:line-break/><text:line-break/>Style of speech (elevated, educated, peppered with slang, etc.): - Propper, doesn't speak much because he's knows he's hard to understand and hates having to repeat. Will print instructions often. </text:span></text:p>
      <text:p text:style-name="P1"/>
      <text:p text:style-name="Standard"><text:span text:style-name="T1">Tempo of speech (rapid, slow, measured, drawl, etc.): <text:s/>slooow<text:line-break/>Do they have an accent yes or no- their english is pretty perfect, cantonese is great as well when people can slow down and listen to them. </text:span></text:p>
      <text:p text:style-name="P1"/>
      <text:p text:style-name="P1">PITCH MOLODIC GRAVELLY DEEP ECT</text:p>
      <text:p text:style-name="P1">He has a suprizingly deep voice for someone so short. </text:p>
      <text:p text:style-name="P1"/>
      <text:p text:style-name="P1">POSTURE (Stiff, military Slouching Casual and relaxed ‘Turtle’, tired <text:soft-page-break/>Other? If so, explain: )<text:line-break/><text:line-break/>He is wracked by cerebral palsey. Strong in the areas he has control over. Can do pull ups with one arm, squats, strong but he cannot move super fast and has some atrophyed muscles and problems. </text:p>
      <text:p text:style-name="P1"/>
      <text:p text:style-name="P1">GESTURING(Only when agitated or eager Doesn’t gesture Compulsive “hand-talker” Controlled, only to make a point Other? If so, explain )</text:p>
      <text:p text:style-name="P1"/>
      <text:p text:style-name="P1">He points and makes eye contact rather than speak<text:line-break/><text:line-break/>Level of Eye Contact (direct shifty etc)- he has really intense eyes and looks all the time. He uses the fact that others don't want to speak to him or look at him to his advantage. He is invisable to people because they don't want to deal with him- so he can look at everyone. <text:line-break/><text:line-break/>SPEECH IMPEDIMENTS- slow labored speaking- had to understand, head lookng around like it does. <text:line-break/><text:line-break/>DISTINGUISHING SPEECH TICS- Cannot say his b's or R's <text:line-break/><text:line-break/>PREFERED CURSE WORD- ungrateful, pampered one, ignorant, sightless<text:line-break/><text:line-break/>CATCHPHRASES- Our scars are our strength. Most people fear me, because I am different. Isn't that funny. Fear me because I am weak. <text:line-break/><text:line-break/>LAUGHTER WHAT DO THE TEND TO FIND FUNNY?- they love old plays. The jokes there. The books as well. They are super well read. Friends in old economists and their dry jokes and feelings. <text:line-break/><text:line-break/>They laugh a lot at the complaints and negativity of others. <text:line-break/><text:line-break/>DESCRIBE THEIR SMILE- Big goofy “eeeh” grin has all his teeth and they are white and straight.</text:p>
      <text:p text:style-name="P1"/>
      <text:p text:style-name="P1">EMOTIVE? EMOTIONS ON THEIR SLEEVE HOW EASLITY CAN <text:soft-page-break/>OTHERS READ THEMSELVES-</text:p>
      <text:p text:style-name="P1"/>
      <text:p text:style-name="P1">They don't have the usual emotional ticks- but when they are happy you can tell. Other than that. They are difficult to read due to their disability</text:p>
      <text:p text:style-name="Standard"><text:span text:style-name="T1"><text:line-break/><text:line-break/>They have a resting ______ face. Angel Side-eye Neutral Confused Other? If so, explain: </text:span></text:p>
      <text:p text:style-name="Standard"><text:span text:style-name="T1">A resting google eye face. They are held in by the palsy. They have hard time sometimes their find motor control and so in order to express themselves in a way that people understand he has to over do it. <text:line-break/><text:line-break/>Silk is the only one that can read his fine movements. She know's when he's smiling and when he is frowning because doesn't have to do the over the top shit that others require of him. <text:line-break/>https://www.youtube.com/watch?v=ShubnYpp_wI<text:line-break/><text:line-break/>PART 2 – THE FLESH<text:line-break/>Definition how your character is a product of their environment. <text:line-break/>Similar to: the character bio and backstory. <text:line-break/>2.1 THE PAST<text:line-break/><text:line-break/>HOMETOWN- canton. He was not abused. But people aren't really sure how he came by his palsey. Some think it was because he was dropped by a drunk doctor, or a negligent mother. Joaquin rescued him because he could see what the boy was. A testament against the aristocracy class that is integrating in with the company. Haaaaates the company.<text:line-break/>TYPE OF CHILDHOOD(NEGLECTED sheltered etc.)- well he wasn't negrlected he would have gotten all the good shit. He came from a highclass trader family but they gave him the boot once he started to show signs of not being a compleetly abled. <text:line-break/>EDUCATION- captains training. <text:line-break/><text:line-break/>Were they involved in organizations and clubs at school? </text:span></text:p>
      <text:p text:style-name="Standard"><text:span text:style-name="T1">Loves chess, tactical games, games really hard. They also like trading and schemes and such. </text:span></text:p>
      <text:p text:style-name="Standard"><text:soft-page-break/><text:span text:style-name="T1"/></text:p>
      <text:p text:style-name="P1">Sports, model un other debate drama gay straight alliance<text:line-break/><text:line-break/>At Graduation there were named most likely to ____________ in the yearbook. Most likely to hit ten million credits. <text:line-break/><text:line-break/>JOBS if applicable what would their resume look like. </text:p>
      <text:p text:style-name="P1">Captain training- <text:line-break/><text:line-break/>DREAM JOB as a Child? Why?</text:p>
      <text:p text:style-name="P1">Economist- they realized very early that men would not follow them into battle, there would be no power with out a fat purse behind it. Also that their people had been subjegated. The power of the coin, of the credit was really the only pathway open to them.<text:line-break/><text:line-break/>Who were their role models growing up? Describe them – Joaquin and some of the poeples in the stories. Monkey from American born Chinese. You should model his gods and stories after that. <text:line-break/><text:line-break/>Greatest Regret- not knowing the man or woman who trapped him in this body. Instead of having one man to hate he subtly hates almost all mankind. <text:line-break/><text:line-break/>Hobbies Growing up- He would tinker with his struts. He plays with the mechanics and people cause they help him. <text:line-break/><text:line-break/>He also loved to great brain kids. </text:p>
      <text:p text:style-name="P1"/>
      <text:p text:style-name="P1">Favorite palce to be as a child- in the green fields with a pet. They don't know he has the palsy that he's broken. Give him a pet? They love him just the same. </text:p>
      <text:p text:style-name="P1"/>
      <text:p text:style-name="P1">if they could change one thing from their past what would it be and WHY? - <text:line-break/>Obviously to not have ot be trapped in this wracked body.<text:line-break/><text:line-break/>Major turning points or life beats in childhood- Damaged, having to fight on their own. Being saved. Meeting Silk, Stone etc. Being a part of the starving <text:soft-page-break/>times then the great break free of the people. The unshackling. </text:p>
      <text:p text:style-name="P1"/>
      <text:p text:style-name="Standard"><text:span text:style-name="T1">Earliest Memory- Not being able to bend his toes<text:line-break/><text:line-break/>Saddest Memory- when he couldn't run with the other kids. Realizing he had no mother. <text:line-break/><text:line-break/>Happiest Memory- Joaquin complementing him on anything. Silk being his friend. <text:line-break/><text:line-break/>Clearest Memory- The herbalists.... it is easy to become anything you wish. As long as you're willing to forfit your soul.<text:line-break/><text:line-break/>What are the skeltons in the closet? - He wants to meet up with arthur because he believes he can give him a new body. Anything is better than what he has- people stare anyway. Let them stare at this. <text:line-break/><text:line-break/>THREE ADJECTIVES TO DESCRIVE THEM AS A CHILD? <text:line-break/>Quiet, odd, calculating<text:line-break/><text:line-break/>WHAT ADVICE WOULD THEY GIVE TO THEIR YONGER SELF? <text:line-break/>Do not betray and do not let yourself be betrayed. <text:line-break/><text:line-break/>CRIMINAL RECORD- Deeply involved in forging, makes money hand over fist doing illegal things for Joaquin. Once the shackles are broken then--- fuck. He is one of the most wanted people around. <text:line-break/><text:line-break/>2.2 FAMILY <text:line-break/><text:line-break/>FATHER- unknown<text:line-break/>AGE IF LIVING? OCCUPATION- we suspect he's a high sung trader. Joaquin knows. He tells him later on. <text:line-break/>BRIEFLY DESCIVE THEIR RELATIONSHIP WITH YOUR CHARACTER- He threw him away. </text:span></text:p>
      <text:p text:style-name="P1"/>
      <text:p text:style-name="Standard"><text:span text:style-name="T1">MOTHER – unknown family is a big trading and raiding part of the group. </text:span><text:soft-page-break/><text:span text:style-name="T1">But they tossed Mantis when he came out wrong. Spoiled shitty people who've sidled up to the company.<text:line-break/>AGE IF LIVING- 24? <text:line-break/>OCCUPATION- Geisha, politics, shopping, power and money. <text:line-break/>BRIEFLY DESCRIVE THEIR RELATIONSHIP WIT YOUR CHARACTER- They caused him to be damaged or damaged him themselves. It is unclear. </text:span></text:p>
      <text:p text:style-name="Standard"><text:span text:style-name="T1"><text:s/><text:line-break/>SIBLINGS- Several. Men women, upstanding bankers all. Spoiled, money isn't coming in the way it used to Father is disapoined but the thing is rotten. <text:line-break/>HOW MANY?<text:line-break/>NAMES AGES <text:line-break/>RELATIONSHIP WITH YOUR CHARACTER – they don't know he's alive. But once they know who he is they could care less. Laugh at him. I think you're a piece of shit. Really I don't think about you at all. <text:line-break/><text:line-break/>CHILDREN IF APPLICABLE<text:line-break/>HOW MANY- Pehaps he and silk will have some? <text:line-break/>WHAT ARE THEIR NAMES AGES ETC- he would be a really good dad<text:line-break/>BRIEFLY DESCRIBE THEIR RELATIONSHIP WITH YOUR CHARACTER – he'd be everything his dad wasn't<text:line-break/><text:line-break/>EXTENDED FAMILY- FUCK THEM TOXIC<text:line-break/>GRANDPARENTS<text:line-break/>UNCLES<text:line-break/>AUNTS<text:line-break/>COUSINS<text:line-break/>OTHER<text:line-break/><text:line-break/>FAMILY ECONOMIC STATUS- he was poor, now he's rich.<text:line-break/>HOW OFTEN DO THEY SEE THEIR FAMILY IN A YEAR they don't<text:line-break/><text:line-break/>2.3 EXTERNAL RELATIONSHIPS</text:span></text:p>
      <text:p text:style-name="P1">Closest Friends describe them: <text:line-break/>Mantis is a perfect foil. The things I cannot take interest in he excel at. And with you in tow we will be a fantastic little crack in the galaxy. <text:line-break/><text:soft-page-break/><text:line-break/>ENEMIES Describe them- <text:line-break/>Eating the heads of loved ones and enemies alike. </text:p>
      <text:p text:style-name="P1"/>
      <text:p text:style-name="P1">https://www.theworldofchinese.com/2017/01/5-of-chinas-worst-last-emperors/</text:p>
      <text:p text:style-name="P1"/>
      <text:p text:style-name="P1">HOW ARE THEY PERCIEVED:<text:line-break/> BY STRANGERS IN THE STREET?- They're misunderstood. Talked at as if they are slow. <text:line-break/>ACQUANTANCES AT WORK FUNCTION? - The mechanics can see they are really clever because of the things they have them build. The traders love them because they always help with some little 2-4% or 8% sometimes increase. Waaaay good money in the face of the skin flint traders. </text:p>
      <text:p text:style-name="P1">COLLEAGUES IN THE OFFICE?_ well the auditor is a fucking idiot. He cannot see the things that he should be- or maybe he can and we need to get them out of hot water and the batttle provides for that. Yep. <text:line-break/>AUTHORITY FIGURES?- Joaquin see's him for what he is. Othes over look him because they cannot see past his broken exterior. <text:line-break/>FRIENDS IN THEIR FRIEND CIRCLES? - Stone was too thick to <text:s/>get it. They were trying to help him along but he was just rough. They both sighed and bore it. Silk get's him perfectly. Joaquin is also his friend and helps him. The forger<text:line-break/>CHILDREN?- make fun of him. They are the reason he is called the mantis. He will smack or trip a child who get's near him and is rude. <text:line-break/>THE OPPOSITE SEX?- Silk get's him. She also when they're in Ports of the people gets him things as rewards- powers him up to endure. </text:p>
      <text:p text:style-name="Standard"><text:span text:style-name="T1">EXTENDED FAMILY?- Fuck em. He's the emporor to a great hunk of the danasty but his family said fuck em<text:line-break/><text:line-break/>WHAT SOCIAL MEDIA PLATFORMS ARE THEY ON? - Social media? What the fuck is that?<text:line-break/><text:line-break/>HOW WOULD THEY USE SOCIAL MEDIA PLATFORMS?<text:line-break/><text:line-break/>HOW WOULD THEY FILL OUT AN ONLINE DATHING PROFILE FOR </text:span><text:soft-page-break/><text:span text:style-name="T1">THEMSELVES? <text:line-break/><text:line-break/>WHAT IS THEIR ROLE IN THE GROUP DYNAMIC?<text:line-break/>Leader Joker Parent Hype man Mooch Other? If so, explain: </text:span></text:p>
      <text:p text:style-name="Standard"><text:span text:style-name="T1">Another leader, Economist and a trader, this group is interesting because they are all training to be ships captains. <text:line-break/><text:line-break/>WHO DO THEY DEPEND ON FOR :- <text:line-break/>PRACTICAL ADVICE?- Joaquin<text:line-break/>MENTORING?- joaquin<text:line-break/>A WINGMAN?- Silk<text:line-break/>EMOTIONAL SUPPORT?- silk<text:line-break/>MORAL SUPPORT?- silk<text:line-break/>WHAT DOE THEY WANT FROM A RELATIONSHIP?- Thye want a perfect body, they want a perfect soul. They want you to nooootice. When I'm not a roudn. <text:line-break/>WHO WOULD BE THEIR IDEAL PARTNER?- Silk honestly. <text:line-break/><text:line-break/>DO THEY HAVE <text:s/>A SIGNIFICANT OTHER DESCRIBE THEM </text:span></text:p>
      <text:p text:style-name="Standard"><text:span text:style-name="T1"/></text:p>
      <text:p text:style-name="Standard"><text:span text:style-name="T1"><text:line-break/>HOW MANY PEOPLE WOULD ATTEND THEIR FUNERALS?- Many people. Some of spite others out of respect. The little traders and mechanics and such.<text:line-break/><text:line-break/>PART THREE THE CORE&gt; </text:span></text:p>
      <text:p text:style-name="P1"/>
      <text:p text:style-name="P1">WHAT DO THEY DO ON RAINY DAYS- scheme, train, game, and economoy. <text:line-break/><text:line-break/>ARE THEY:<text:line-break/>Street-smart Book-smart Optimist Pessimist Introvert Extrovert </text:p>
      <text:p text:style-name="P1">Street and book, pessmistic, introverted</text:p>
      <text:p text:style-name="P1"/>
      <text:p text:style-name="P1">What is their favorite sound?- Money clanking.<text:line-break/><text:line-break/><text:soft-page-break/>Favorite Place in the world- The little hammock liter above the engine area where he a silk and stone could be alone and play. <text:line-break/><text:line-break/>What secrets do they keep? -honestly that they are smart. Their history of being abandoned. <text:line-break/><text:line-break/>What are they most afraid of peole finding out?- how to hurt them more. </text:p>
      <text:p text:style-name="P1"/>
      <text:p text:style-name="P1">What do they want the most?- to be a ships captain and make joaquin proud</text:p>
      <text:p text:style-name="P1"/>
      <text:p text:style-name="P1">Biggest Flaw- they spite all men of their abilities, they are negative<text:line-break/><text:line-break/>Biggest strenght? - they will not give up. </text:p>
      <text:p text:style-name="P1"/>
      <text:p text:style-name="P1">Biggest Fear?- being lost again from Joaquin and those that get them. Being locked off from men. <text:line-break/><text:line-break/>Waht is their biggest accomplishment?- it will be taking over their trader house. <text:line-break/></text:p>
      <text:p text:style-name="P1">What is their idead of perfect happinesss?- With silk, and leading, exploring. Trrading. <text:line-break/></text:p>
      <text:p text:style-name="Standard"><text:span text:style-name="T1">Do they want to be remembered? What for? - absolulty. As a good father, cpatina and mentor. <text:line-break/><text:line-break/>Favorite Quote- </text:span><draw:frame draw:style-name="fr1" draw:name="graphics2" text:anchor-type="as-char" svg:width="0.7862in" svg:height="0.3929in" draw:z-index="1"><draw:image xlink:href="https://media.images.yourquote.in/post/720/0/0/74/153/xKZy2589.webp" xlink:type="simple" xlink:show="embed" xlink:actuate="onLoad"/></draw:frame> <text:span text:style-name="T1"><draw:frame draw:style-name="fr1" draw:name="graphics3" text:anchor-type="as-char" svg:width="0.7862in" svg:height="0.3929in" draw:z-index="2"><draw:image xlink:href="../../../../Downloads/xKZy2589.webp" xlink:type="simple" xlink:show="embed" xlink:actuate="onLoad"/></draw:frame></text:span><text:span text:style-name="T1"> file:///C:/Users/blake/Downloads/xKZy2589.webp<text:line-break/><text:line-break/>How do they approach- </text:span></text:p>
      <text:p text:style-name="P1"><text:line-break/>Power?- more give me more give me more. They come at it from the side of money. Never worked on it with men before but they do awesome. </text:p>
      <text:p text:style-name="P1"/>
      <text:p text:style-name="Standard"><text:span text:style-name="T1">AMBITION – Full of it. Joaquin lit a fire under them. <text:line-break/>LOVE- craves it deeply. Capable of it. Silk gives him an approximaiton o </text:span><text:soft-page-break/><text:span text:style-name="T1">fthis <text:s/>but isn't able to give him all he needs in his vulnerable heart. <text:line-break/>CHANGE?- Change- welllllllll he loves change because change get's him out of what he's got going on.<text:line-break/><text:line-break/>What is one object or possession that they would rescue from their burning home? - forging tools, economic papers and ledgers, </text:span></text:p>
      <text:p text:style-name="P1"/>
      <text:p text:style-name="P1">What or who bores them? - He cannot stand a someone who thinks he's retarted. <text:line-break/><text:line-break/>What makes them angry? See above</text:p>
      <text:p text:style-name="P1"><text:line-break/>What do they look for in a person? Peope who can look past his exterior and get to know him as a real person. <text:line-break/><text:line-break/>How strong is their moral compass? When Specifically are they willing to compromise their morals?</text:p>
      <text:p text:style-name="P1"/>
      <text:p text:style-name="P1">Well same as the rest of the LoauSui Cantonese there are very few prohibitions in life- so he doens't have to fuck up his morals much other than family compromise that is a big problem people have with him hes a matricide and a patricide. </text:p>
      <text:p text:style-name="P1"/>
      <text:p text:style-name="P1">List the last 10 books that they read- </text:p>
      <text:p text:style-name="P1">Mechanical and Physical Design</text:p>
      <text:p text:style-name="P1">Game tips for land combat/ship to ship combat theory.<text:line-break/>https://medium.com/our-space/the-true-physics-of-space-battles-571926ecf1e2<text:line-break/><text:line-break/><text:line-break/>Which fictional world would the most wish to visit?- Well they love some of the old timey stuff of their ancestors. <text:line-break/><text:line-break/>OHHHHH FUCK MANTIS ISA STUD IN THE MAXTRIX HAVE HIM DEFEAT HIS FATHER THERE. <text:line-break/><text:line-break/><text:soft-page-break/>If they didn't have to sleep what would they do with their extra time?- They don't sleep much any way- they'd read, design, fuck, make deals, and forgeries</text:p>
      <text:p text:style-name="P1"/>
      <text:p text:style-name="P1">What are their pet peeves? - being talked to tlike they are retarted<text:line-break/><text:line-break/>If they won the lottery what would they do?- buy joaquin and their ship from the company and do it all the right way. </text:p>
      <text:p text:style-name="P1"/>
      <text:p text:style-name="P1">Describe the character's bucket list at the ages of </text:p>
      <text:p text:style-name="P1">15- cpatin, kill father, money freedom etc.</text:p>
      <text:p text:style-name="P1">20- new body in the real world</text:p>
      <text:p text:style-name="P1">30</text:p>
      <text:p text:style-name="P1">40</text:p>
      <text:p text:style-name="P1"/>
      <text:p text:style-name="P1">List 10 songs that would occupy their all time most played playlist on spotify</text:p>
      <text:p text:style-name="P1"/>
      <text:p text:style-name="P1">what is the best compliment that someone ever paid them? Joaquin called them the light of the new captains. </text:p>
      <text:p text:style-name="P1"/>
      <text:p text:style-name="Standard"><text:span text:style-name="T1">In AN ELEVATOR DO THEY PUSH THE ELEVATOR BUTTON MORE THAN ONCE?<text:line-break/>Yes<text:line-break/>no no they do not. They have enough trouble with fine motor skills to push it once.</text:span></text:p>
      <text:p text:style-name="P1"/>
      <text:p text:style-name="P1">WHAT WOULD THEY WANT THEIR TOMBSTONE TO SAY?- Emporor Mantis! A 1000 years may he reign.</text:p>
      <text:p text:style-name="P1"/>
      <text:p text:style-name="P1">THE PRESENT AND THE FUTURE<text:line-break/><text:line-break/>STORY GOAL- Give him the revenge he deserves. Play him realConflict with stone and silk and the people. Free the people! Find a new body for himself. </text:p>
      <text:p text:style-name="P1"/>
      <text:p text:style-name="P1">STORY MOTIVATION </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2T05:01:26.77</meta:creation-date>
    <dc:date>2023-01-22T09:21:54.83</dc:date>
    <dc:creator>Blake Stanger</dc:creator>
    <meta:editing-duration>PT1H7M24S</meta:editing-duration>
    <meta:editing-cycles>3</meta:editing-cycles>
    <meta:generator>OpenOffice/4.1.11$Win32 OpenOffice.org_project/4111m1$Build-9808</meta:generator>
    <meta:document-statistic meta:table-count="0" meta:image-count="3" meta:object-count="0" meta:page-count="14" meta:paragraph-count="58" meta:word-count="2735" meta:character-count="15870"/>
  </office:meta>
</office:document-meta>
</file>